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E000001DDCD5D835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643cm" svg:x="1cm" svg:y="8.528cm">
          <draw:image xlink:href="Pictures/10000000000002CE000001DDCD5D835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4-11T12:22:57.658000000</dc:date>
    <meta:editing-duration>PT58S</meta:editing-duration>
    <meta:editing-cycles>1</meta:editing-cycles>
    <meta:document-statistic meta:object-count="1"/>
    <meta:generator>LibreOffice/24.8.0.3$Windows_X86_64 LibreOffice_project/0bdf1299c94fe897b119f97f3c613e9dca6be583</meta:generator>
  </office:meta>
</office:document-meta>
</file>